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d6729" officeooo:paragraph-rsid="002d6729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Standard">
      <style:text-properties officeooo:paragraph-rsid="00208834"/>
    </style:style>
    <style:style style:name="P9" style:family="paragraph" style:parent-style-name="Table_20_Contents" style:list-style-name="L1">
      <style:text-properties style:font-name="Arial" fo:font-style="normal" officeooo:rsid="002ba1d0" officeooo:paragraph-rsid="002ba1d0" style:font-style-asian="normal" style:font-style-complex="normal"/>
    </style:style>
    <style:style style:name="P10" style:family="paragraph" style:parent-style-name="Table_20_Contents" style:list-style-name="L3">
      <style:text-properties style:font-name="Arial" fo:font-style="normal" officeooo:rsid="002ba1d0" officeooo:paragraph-rsid="002ba1d0" style:font-style-asian="normal" style:font-style-complex="normal"/>
    </style:style>
    <style:style style:name="P11" style:family="paragraph" style:parent-style-name="Table_20_Contents" style:list-style-name="L2">
      <style:text-properties style:font-name="Arial" fo:font-style="normal" officeooo:rsid="002ba1d0" officeooo:paragraph-rsid="002ba1d0" style:font-style-asian="normal" style:font-style-complex="normal"/>
    </style:style>
    <style:style style:name="P12" style:family="paragraph" style:parent-style-name="Table_20_Contents" style:list-style-name="L2">
      <style:text-properties style:font-name="Arial" fo:font-style="normal" officeooo:rsid="002d6729" officeooo:paragraph-rsid="002d6729" style:font-style-asian="normal" style:font-style-complex="normal"/>
    </style:style>
    <style:style style:name="P13" style:family="paragraph" style:parent-style-name="Table_20_Contents" style:list-style-name="L2">
      <style:text-properties style:font-name="Arial" fo:font-style="italic" officeooo:rsid="002ba1d0" officeooo:paragraph-rsid="002ba1d0" style:font-style-asian="italic" style:font-style-complex="italic"/>
    </style:style>
    <style:style style:name="P14" style:family="paragraph" style:parent-style-name="Table_20_Contents" style:list-style-name="L2">
      <style:text-properties style:font-name="Arial" fo:font-style="italic" officeooo:rsid="002d6729" officeooo:paragraph-rsid="002d6729" style:font-style-asian="italic" style:font-style-complex="italic"/>
    </style:style>
    <style:style style:name="P15" style:family="paragraph" style:parent-style-name="Table_20_Contents" style:list-style-name="L4">
      <style:text-properties style:font-name="Arial" fo:font-style="italic" officeooo:rsid="0031584a" officeooo:paragraph-rsid="0031584a" style:font-style-asian="italic" style:font-style-complex="italic"/>
    </style:style>
    <style:style style:name="P16" style:family="paragraph" style:parent-style-name="Table_20_Contents" style:list-style-name="L4">
      <style:text-properties style:font-name="Arial" fo:font-style="italic" officeooo:rsid="002f9284" officeooo:paragraph-rsid="002f9284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2d6729" officeooo:paragraph-rsid="002d6729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b3d8c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2f9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3</text:span></text:p>
          </table:table-cell>
          <table:table-cell table:style-name="Tabelle4.A1" office:value-type="string">
            <text:p text:style-name="P2">Element: <text:span text:style-name="T2">4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For and While loops</text:p>
          </table:table-cell>
          <table:table-cell table:style-name="Tabelle1.C2" office:value-type="string">
            <text:list xml:id="list6609169965069584656" text:style-name="L1">
              <text:list-item>
                <text:p text:style-name="P9">Intro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Slides (Motivation)</text:p>
          </table:table-cell>
          <table:table-cell table:style-name="Tabelle1.C3" office:value-type="string">
            <text:list xml:id="list6396773975432409752" text:style-name="L2">
              <text:list-item>
                <text:p text:style-name="P13">(Explain motivation for a programming language construct that provides the possibility to repeat someth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5">Slides (Ways of repetition)</text:p>
          </table:table-cell>
          <table:table-cell table:style-name="Tabelle1.C4" office:value-type="string">
            <text:list xml:id="list7380868346200187194" text:style-name="L3">
              <text:list-item>
                <text:p text:style-name="P10">The main ways of repetition in programming are:</text:p>
              </text:list-item>
              <text:list-item>
                <text:p text:style-name="P10">To repeat something a specific number of times</text:p>
              </text:list-item>
              <text:list-item>
                <text:p text:style-name="P10">While a condition is true</text:p>
              </text:list-item>
              <text:list-item>
                <text:p text:style-name="P10">Iteration – do something with each element of a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Loop body</text:p>
          </table:table-cell>
          <table:table-cell table:style-name="Tabelle1.C11" office:value-type="string">
            <text:list xml:id="list170921272181652" text:continue-list="list6396773975432409752" text:style-name="L2">
              <text:list-item>
                <text:p text:style-name="P13">(Explain the loop body)</text:p>
              </text:list-item>
              <text:list-item>
                <text:p text:style-name="P11">Similar to code block of if -statemen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6">For loop</text:p>
          </table:table-cell>
          <table:table-cell table:style-name="Tabelle1.C11" office:value-type="string">
            <text:list xml:id="list170921275159805" text:continue-numbering="true" text:style-name="L2">
              <text:list-item>
                <text:p text:style-name="P14">(Discuss syntax and when to use the For loop)</text:p>
              </text:list-item>
              <text:list-item>
                <text:p text:style-name="P12">Step is optional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6">Example3-1.vbs</text:p>
          </table:table-cell>
          <table:table-cell table:style-name="Tabelle1.C11" office:value-type="string">
            <text:list xml:id="list170921278163223" text:continue-numbering="true" text:style-name="L2">
              <text:list-item>
                <text:p text:style-name="P14">Walk through the example, Motivation</text:p>
              </text:list-item>
              <text:list-item>
                <text:p text:style-name="P14">Enter a number and count to that number</text:p>
              </text:list-item>
              <text:list-item>
                <text:p text:style-name="P14">Describe why this is more “dynamic” than initial approach.</text:p>
              </text:list-item>
              <text:list-item>
                <text:p text:style-name="P14">Use step to only display odd number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6">While loop</text:p>
          </table:table-cell>
          <table:table-cell table:style-name="Tabelle1.C11" office:value-type="string">
            <text:list xml:id="list170921283180602" text:continue-numbering="true" text:style-name="L2">
              <text:list-item>
                <text:p text:style-name="P14">Discuss syntax of while loop and when to use it</text:p>
              </text:list-item>
              <text:list-item>
                <text:p text:style-name="P14">What does it mean to repeat something while a condition is true?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6">Example3-2.vbs</text:p>
          </table:table-cell>
          <table:table-cell table:style-name="Tabelle1.C11" office:value-type="string">
            <text:list xml:id="list170921288177704" text:continue-numbering="true" text:style-name="L2">
              <text:list-item>
                <text:p text:style-name="P14">Walk through example, explain difference to for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6">Do While</text:p>
          </table:table-cell>
          <table:table-cell table:style-name="Tabelle1.C11" office:value-type="string">
            <text:list xml:id="list170921291182923" text:continue-numbering="true" text:style-name="L2">
              <text:list-item>
                <text:p text:style-name="P14">Explain syntax, Explain difference to while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6">Example3-3.vbs</text:p>
          </table:table-cell>
          <table:table-cell table:style-name="Tabelle1.C11" office:value-type="string">
            <text:list xml:id="list170921293154571" text:continue-numbering="true" text:style-name="L2">
              <text:list-item>
                <text:p text:style-name="P14">Walk through example. Explain IsNumeric function. Explain why CInt without IsNumeric is dangerou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1</text:p>
          </table:table-cell>
          <table:table-cell table:style-name="Tabelle1.A2" office:value-type="string">
            <text:p text:style-name="P6">Until</text:p>
          </table:table-cell>
          <table:table-cell table:style-name="Tabelle1.C12" office:value-type="string">
            <text:list xml:id="list170921296166852" text:continue-numbering="true" text:style-name="L2">
              <text:list-item>
                <text:p text:style-name="P14">Explain where until keyword makes sense (replacement for while not)</text:p>
              </text:list-item>
              <text:list-item>
                <text:p text:style-name="P14">Go to Example3-3.vbs and change while not to unt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9">12</text:p>
          </table:table-cell>
          <table:table-cell table:style-name="Tabelle1.A2" office:value-type="string">
            <text:p text:style-name="P20">Loop exit</text:p>
          </table:table-cell>
          <table:table-cell table:style-name="Tabelle1.C13" office:value-type="string">
            <text:list xml:id="list1941324429777031417" text:style-name="L4">
              <text:list-item>
                <text:p text:style-name="P15">Discuss two types loop <text:span text:style-name="T4">exit statement</text:span></text:p>
              </text:list-item>
              <text:list-item>
                <text:p text:style-name="P16"><text:span text:style-name="T4">D</text:span>iscuss sample code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6M8S</meta:editing-duration>
    <meta:editing-cycles>19</meta:editing-cycles>
    <meta:generator>LibreOffice/4.1.3.2$Windows_x86 LibreOffice_project/70feb7d99726f064edab4605a8ab840c50ec57a</meta:generator>
    <dc:date>2015-07-30T17:09:21.185000000</dc:date>
    <meta:document-statistic meta:table-count="2" meta:image-count="0" meta:object-count="0" meta:page-count="2" meta:paragraph-count="53" meta:word-count="255" meta:character-count="1384" meta:non-whitespace-character-count="120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